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rbel" svg:font-family="Corbel" style:font-family-generic="roman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" fo:font-size="14pt" fo:language="en" fo:country="US" style:text-underline-style="non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language="en" fo:country="US" style:text-underline-style="non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fo:font-size="28pt" fo:language="en" fo:country="US" style:text-underline-style="none" fo:font-weight="bold" officeooo:rsid="00115aa2" officeooo:paragraph-rsid="00115aa2" style:font-size-asian="28pt" style:font-weight-asian="bold" style:font-size-complex="28pt" style:font-weight-complex="bold"/>
    </style:style>
    <style:style style:name="P6" style:family="paragraph" style:parent-style-name="Standard">
      <style:text-properties style:font-name="DejaVu Sans" fo:font-size="14pt" fo:language="en" fo:country="US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llin’</text:p>
      <text:p text:style-name="P4"/>
      <text:section text:style-name="Sect1" text:name="Seção1">
        <text:p text:style-name="P3">I don't wanna really wanna go<text:line-break/>I don't really wanna stay<text:line-break/>But I really hope and pray<text:line-break/>Can we get it together<text:line-break/>Get it together<text:line-break/>(Mustard on the beat, ho)</text:p>
        <text:p text:style-name="P6">I put the new Forgi's on the G<text:line-break/>I trap until the bloody bottoms is underneath<text:line-break/>'Cause all my niggas got it out the streets<text:line-break/>I keep a hunnid racks, inside my jeans<text:line-break/>I remember hittin' the mall with the whole team<text:line-break/>Now a nigga can't answer calls 'cause I'm ballin'<text:line-break/>I was wakin' up gettin' racks in the mornin'<text:line-break/>I was broke now I'm rich, these niggas salty</text:p>
        <text:p text:style-name="P6">All this designer on my body got me drip, drip (ayy)<text:line-break/>Straight up out the Yajects, I'm a big Crip<text:line-break/>If I got a pint of lean, I'ma sip, sip<text:line-break/>I run the racks up with my queen, like London and Nip<text:line-break/>But I got rich on all these niggas, I didn't forget, bet<text:line-break/>I had to go through the struggle, I didn't forget that<text:line-break/>I hopped inside of the Maybach and now I can sit back<text:line-break/>These bitches know me now, 'cause I got them big racks<text:line-break/>'Cause I'm gettin' money now, I know you heard that<text:line-break/>Young nigga on the corner, bitch, I had to serve crack<text:line-break/>Uncle fronted me some P's had to get them birds back<text:line-break/>We came up on dirty money, I gave it a bird bath<text:line-break/>Cut off the brain and I give my bitch a new coupe<text:line-break/>Either you frontin' Yah Gang or ya SuWoop<text:line-break/>Got a New Orleans bitch and man that pussy voodoo<text:line-break/>And I'm that nigga now, who knew?</text:p>
        <text:p text:style-name="P6">I put the new Forgi's on the G<text:line-break/>I trap until the bloody bottoms is underneath<text:line-break/>'Cause all my niggas got it out the streets<text:line-break/>I keep a hunnid racks, inside my jeans<text:line-break/>I remember hittin' the mall with the whole team<text:line-break/>Now a nigga can't answer calls 'cause I'm ballin'<text:line-break/>I was wakin' up gettin' racks in the mornin'<text:line-break/>I was broke now I'm rich, these niggas salty</text:p>
        <text:p text:style-name="P6">I been wakin' up to get the money, whoa, whoa<text:line-break/>Got a bad bitch, her ass tatted, whoa, whoa<text:line-break/>Givenchy to my toes, two twins, I'm fuckin' 'em both<text:line-break/>I put in a new AP, the water like a boat<text:line-break/>I was down bad on my dick, where was you niggas at?<text:line-break/>I know you turned your back on me, just to get some racks<text:line-break/>I seen you swerve back, 'cause I'm in the black 'Bach<text:line-break/><text:soft-page-break/>New diamonds on me, fuck a flash, this ain't SnapChat<text:line-break/>'Cause I been gettin' paid<text:line-break/>Yellow diamonds on me look like lemonade<text:line-break/>Got my baby mama that new Bentayga<text:line-break/>Tryna get the dough, Joe, like a sensei, yeah<text:line-break/>Rolls Royce umbrellas when I'm in the rain<text:line-break/>I just mind my business<text:line-break/>I got brothers that did the time, I ain't kiddin'<text:line-break/>All these rappers just talk about it, I live it<text:line-break/>Goin' up, I ain't got no sky limit, yeah, yeah, yeah</text:p>
        <text:p text:style-name="P6">I put the new Forgi's on the G<text:line-break/>I trap until the bloody bottoms is underneath<text:line-break/>'Cause all my niggas got it out the streets<text:line-break/>I keep a hunnid racks, inside my jeans<text:line-break/>I remember hittin' the mall with the whole team<text:line-break/>Now a nigga can't answer calls ‘cause I'm ballin'<text:line-break/>I was wakin' up gettin' racks in the mornin'<text:line-break/>I was broke now I'm rich, these niggas salty</text:p>
        <text:p text:style-name="P6">I, ayy, yeah<text:line-break/>I've been ballin' lil' nigga<text:line-break/>Now watch me ball on these niggas<text:line-break/>Yeah, now watch me ball on these niggas, yeah<text:line-break/>Now watch me ball on these niggas<text:line-break/>Now watch me ball on these niggas, yeah, yeah</text:p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rbel" svg:font-family="Corbel" style:font-family-generic="roman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8:18.230444578</dc:date>
    <meta:editing-duration>PT13M22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8" meta:word-count="605" meta:character-count="2959" meta:non-whitespace-character-count="2362"/>
  </office:meta>
</office:document-meta>
</file>